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6F00000169B92A153D.jpg"/>
  <manifest:file-entry manifest:media-type="image/png" manifest:full-path="Pictures/1000020100000405000002ADA4712019.png"/>
  <manifest:file-entry manifest:media-type="image/png" manifest:full-path="Pictures/100000000000109A000016D67A732FE2.png"/>
  <manifest:file-entry manifest:media-type="" manifest:full-path="Pictures/100000000000085500000525916C1C68.bmp"/>
  <manifest:file-entry manifest:media-type="image/jpeg" manifest:full-path="Pictures/10000000000009B000000DB3EC0BAE0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9in" svg:height="4.4547in" draw:z-index="0"><draw:image xlink:href="Pictures/1000020100000405000002ADA4712019.png" xlink:type="simple" xlink:show="embed" xlink:actuate="onLoad"/></draw:frame></text:p>
      <text:p text:style-name="Standard"><draw:frame draw:style-name="fr2" draw:name="graphics2" text:anchor-type="paragraph" svg:width="6.6929in" svg:height="4.1327in" draw:z-index="1"><draw:image xlink:href="Pictures/100000000000085500000525916C1C68.bmp" xlink:type="simple" xlink:show="embed" xlink:actuate="onLoad"/></draw:frame></text:p>
      <text:p text:style-name="P1"><draw:frame draw:style-name="fr3" draw:name="graphics3" text:anchor-type="paragraph" svg:width="3.8228in" svg:height="3.7602in" draw:z-index="2"><draw:image xlink:href="Pictures/100000000000016F00000169B92A153D.jpg" xlink:type="simple" xlink:show="embed" xlink:actuate="onLoad"/></draw:frame></text:p>
      <text:p text:style-name="Standard"><draw:frame draw:style-name="fr4" draw:name="graphics4" text:anchor-type="paragraph" svg:width="6.6929in" svg:height="9.2055in" draw:z-index="3"><draw:image xlink:href="Pictures/100000000000109A000016D67A732FE2.png" xlink:type="simple" xlink:show="embed" xlink:actuate="onLoad"/></draw:frame><text:soft-page-break/></text:p>
      <text:p text:style-name="Standard"/>
      <text:p text:style-name="P1"><draw:frame draw:style-name="fr2" draw:name="graphics5" text:anchor-type="paragraph" svg:width="6.6929in" svg:height="9.4646in" draw:z-index="4"><draw:image xlink:href="Pictures/10000000000009B000000DB3EC0BAE0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6-22T03:25:39.28</meta:creation-date>
    <meta:generator>OpenOffice/4.1.5$Win32 OpenOffice.org_project/415m1$Build-9789</meta:generator>
    <dc:date>2018-08-19T02:16:23.43</dc:date>
    <dc:creator>Mark Ferguson</dc:creator>
    <meta:editing-duration>PT5M2S</meta:editing-duration>
    <meta:editing-cycles>2</meta:editing-cycles>
    <meta:printed-by>Mark Ferguson</meta:printed-by>
    <meta:print-date>2018-08-19T02:17:22.71</meta:print-date>
    <meta:document-statistic meta:table-count="0" meta:image-count="5" meta:object-count="0" meta:page-count="4" meta:paragraph-count="0" meta:word-count="0" meta:character-count="0"/>
  </office:meta>
</office:document-meta>
</file>